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office:annotation office:name="__Annotation__37_2036129026">
     <dc:creator>Regina Henschel</dc:creator>
     <dc:date>2020-08-05T10:16:29.270000000</dc:date>
     <meta:creator-initials>RH</meta:creator-initials>
     <text:p text:style-name="P1"><text:span text:style-name="T1">This becomes an &lt;office:annotation&gt; element.</text:span></text:p>
    </office:annotation>Hallo<office:annotation-end office:name="__Annotation__37_203612902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8.01mm" fo:page-height="105mm" style:num-format="1" style:print-orientation="landscape" fo:margin-top="4.99mm" fo:margin-bottom="4.99mm" fo:margin-left="4.99mm" fo:margin-right="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svg:height="19.98mm" fo:margin-left="0mm" fo:margin-right="0mm" fo:margin-bottom="4.99mm" fo:border-top="none" fo:border-bottom="0.99pt solid #000000" fo:border-left="none" fo:border-right="none" fo:padding-top="0mm" fo:padding-bottom="4mm" fo:padding-left="0mm" fo:padding-right="0m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gina Henschel</meta:initial-creator>
    <meta:creation-date>2020-06-04T14:45:03.559000000</meta:creation-date>
    <dc:date>2020-08-05T10:20:03.462000000</dc:date>
    <dc:creator>Regina Henschel</dc:creator>
    <meta:editing-duration>PT12M27S</meta:editing-duration>
    <meta:editing-cycles>5</meta:editing-cycles>
    <meta:generator>B_diverses/7.1.0.0.alpha0$Windows_X86_64 LibreOffice_project/12b966bd73a33b2a3d583e968c392f63a5d1f3a6</meta:generator>
    <meta:document-statistic meta:table-count="0" meta:image-count="0" meta:object-count="0" meta:page-count="1" meta:paragraph-count="1" meta:word-count="1" meta:character-count="5" meta:non-whitespace-character-count="5"/>
  </office:meta>
</office:document-meta>
</file>